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text:line-break/>void waitingtime(int processes[], int n,int bt[], int wt[])<text:line-break/>{</text:p>
      <text:p text:style-name="P1"><text:line-break/> <text:s text:c="3"/>wt[0] = 0;<text:line-break/> <text:s text:c="3"/>for (int i = 1; i&lt;n ; i++ )<text:line-break/> <text:s text:c="3"/>wt[i] = bt[i-1] + wt[i-1] ;<text:line-break/>}<text:line-break/>void turnaroundtime( int processes[], int n, int bt[], int wt[], int tat[])<text:line-break/>{<text:line-break/> <text:s text:c="3"/>for (int i = 0; i&lt;n ; i++)<text:line-break/> <text:s text:c="3"/>tat[i] = bt[i] + wt[i];<text:line-break/>}<text:line-break/>void avgtime( int processes[], int n, int bt[])<text:line-break/>{</text:p>
      <text:p text:style-name="P1"><text:line-break/> <text:s text:c="3"/>int wt[n], tat[n], total_wt = 0, total_tat = 0;<text:line-break/> <text:s text:c="3"/>waitingtime(processes, n, bt, wt);<text:line-break/> <text:s text:c="3"/>turnaroundtime(processes, n, bt, wt, tat);<text:line-break/> <text:s text:c="3"/>printf("Processes Burst time Waiting time Turn around time\n");<text:line-break/> <text:s text:c="3"/>for (int i=0; i&lt;n; i++)<text:line-break/>{</text:p>
      <text:p text:style-name="P1"><text:line-break/> <text:s text:c="3"/>total_wt = total_wt + wt[i];<text:line-break/> <text:s text:c="3"/>total_tat = total_tat + tat[i];<text:line-break/> <text:s text:c="3"/>printf("%d",(i+1));<text:line-break/> <text:s text:c="3"/>printf(" <text:s text:c="3"/>%d",bt[i] );<text:line-break/> <text:s text:c="3"/>printf(" <text:s text:c="3"/>%d",wt[i] );<text:line-break/> <text:s text:c="3"/>printf(" <text:s text:c="3"/>%d\n",tat[i] );<text:line-break/> <text:s text:c="3"/><text:line-break/>}<text:line-break/>int s=(float)total_wt /(float)n;<text:line-break/>int t=(float)total_tat /(float)n;<text:line-break/>printf("Average waiting time = %d\n",s);<text:line-break/>printf("Average turn around time = %d\n",t);<text:line-break/>}<text:line-break/>int main()<text:line-break/>{</text:p>
      <text:p text:style-name="P1"><text:line-break/>int processes[] = { 1, 2, 3};<text:line-break/>int n = sizeof processes / sizeof processes[0];</text:p>
      <text:p text:style-name="P1"><text:line-break/>int burst_time[] = {10, 5, 8};</text:p>
      <text:p text:style-name="P1"><text:line-break/>avgtime(processes, n, burst_time);<text:line-break/>return 0;</text:p>
      <text:p text:style-name="P1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1:01:13.557000000</dc:date>
    <meta:editing-duration>PT56S</meta:editing-duration>
    <meta:editing-cycles>1</meta:editing-cycles>
    <meta:document-statistic meta:table-count="0" meta:image-count="0" meta:object-count="0" meta:page-count="1" meta:paragraph-count="8" meta:word-count="166" meta:character-count="1099" meta:non-whitespace-character-count="856"/>
    <meta:generator>LibreOffice/7.1.8.1$Windows_X86_64 LibreOffice_project/e1f30c802c3269a1d052614453f260e49458c82c</meta:generator>
  </office:meta>
</office:document-meta>
</file>